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T1" style:family="text">
      <style:text-properties fo:language="en" fo:country="GB"/>
    </style:style>
    <style:style style:name="T2" style:family="text">
      <style:text-properties fo:language="en" fo:country="GB"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University Studies</text:span></text:p>
      <text:p text:style-name="P1"><text:span text:style-name="T2">Higher Education Today</text:span></text:p>
      <text:p text:style-name="P1"><text:span text:style-name="T1">Higher education (also called post-secondary or tertiary education) is an optional final stage of formal learning that occurs after completion of secondary education.</text:span></text:p>
      <text:p text:style-name="P1"><text:span text:style-name="T1">Tertiary education establishments are acknowledged as key players in promoting and facilitating progress. Their role is to contribute to human development and provide graduates with a safe and prosperous career path. Our modern world is full of various challenges and opportunities and post-secondary education gives you a chance to enhance your potential in dealing with them.</text:span></text:p>
      <text:p text:style-name="P1"><text:span text:style-name="T1">Higher education system differs from country to country. In Belarus there are three stages of higher education: the first is Specialist Diploma (which is an equivalent to Bachelor Degree in USA and UK), the second is Master’s Degree Diploma and the third is Researcher’s Diploma (which is a western Doctor’s degree).</text:span></text:p>
      <text:p text:style-name="P1"><text:span text:style-name="T1">All HEIs in Belarus are made up of faculties according to the specialties they provide. Every course is made up of two terms with holidays between them. And at the end of each term there is the final exam which will define your grades on each subject.</text:span></text:p>
      <text:p text:style-name="P1"><text:span text:style-name="T1">Higher education in UK and US is far from cheap, but in Belarus there is a way to get free education – you need to get high result in Centralised Testing. But even if you’ve failed to get high results tuition fees in Belarusian universities is much lower than both in UK and US.</text:span></text:p>
      <text:p text:style-name="P1"><text:span text:style-name="T1">Tertiary education is not an only way to get knowledge after school, there are some other ways, such as vocational course, distance learning, online course, blended learning, etc.</text:span></text:p>
      <text:p text:style-name="P1"><text:span text:style-name="T2">My university</text:span></text:p>
      <text:p text:style-name="P1"><text:span text:style-name="T1">I’m getting my education in Belarusian State University of Informatics and Radioelectronics (BSUIR). The mission of BSUIR is to train engineers and </text:span><text:soft-page-break/><text:span text:style-name="T1">scientists capable of generating and implementing innovative ideas, creating competitive high-tech products in the spheres of computer science and electronics.</text:span></text:p>
      <text:p text:style-name="P1"><text:span text:style-name="T1">It was founded in 1964 and that time it there were only two faculties. Nowadays university framework includes eight faculties, thirty two departments and forty nine specialties, the Institute of IT, the R&amp;D Department. More than sixteen thousand students from all over the world are getting education here.</text:span></text:p>
      <text:p text:style-name="P1"><text:span text:style-name="T1">Different subjects are taught at the University depending on the faculty and the course. First-year students study physics, higher mathematics, descriptive geometry, technical drawing and social sciences. Later they acquire profound knowledge in electronics, cybernetics, computing machinery, etc.</text:span></text:p>
      <text:p text:style-name="P1"><text:span text:style-name="T1">Four foreign languages are taught at the University. Two departments teach English, French, German and Spanish to students with an emphasis on acquiring profession-oriented language skills.</text:span></text:p>
      <text:p text:style-name="P1"><text:span text:style-name="T2">Student Life</text:span></text:p>
      <text:p text:style-name="P1"><text:span text:style-name="T1">Student life is hard to define because it means different things to different people, your character and life situation have a big impact on what parts of student life you consider important. </text:span></text:p>
      <text:p text:style-name="P1"><text:span text:style-name="T1">Many people say that student life is the most stimulating, busy, challenging, empowering, amazing, chaotic, fascinating time of their lives. It is certainly a time to have new experiences, meet new people, gain new perspectives and learn.</text:span></text:p>
      <text:p text:style-name="P1"><text:span text:style-name="T1">So, what is the most important part of being a student? In my opinion it is studying. There’s a common myth that the best students are those who get the best grades, but there is a lot more in it. Good students are self-motivated, they are goal-driven, work hard, manage their time well and easily adapt to any situations and can ask right questions. Besides it is important to get some rest. A good student must know how to find a balance between education and entertainment. All those qualities are important for successful studying as a stud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3cm" fo:margin-right="1.499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y Strongin</meta:initial-creator>
    <meta:editing-cycles>3</meta:editing-cycles>
    <meta:creation-date>2021-10-04T06:46:00</meta:creation-date>
    <dc:date>2021-10-07T12:09:24.942195107</dc:date>
    <meta:editing-duration>PT45M5S</meta:editing-duration>
    <meta:generator>LibreOffice/7.1.6.2.0$Linux_X86_64 LibreOffice_project/10$Build-2</meta:generator>
    <meta:document-statistic meta:table-count="0" meta:image-count="0" meta:object-count="0" meta:page-count="2" meta:paragraph-count="17" meta:word-count="587" meta:character-count="3709" meta:non-whitespace-character-count="3137"/>
    <meta:user-defined meta:name="AppVersion">16.0000</meta:user-defined>
    <meta:template xlink:type="simple" xlink:actuate="onRequest" xlink:title="Normal.dotm" xlink:href=""/>
  </office:meta>
</office:document-meta>
</file>